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0983" officeooo:paragraph-rsid="000709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 bucket size: 7</text:p>
      <text:p text:style-name="P1">number of nonempty buckets: 10001</text:p>
      <text:p text:style-name="P1">average non empty bucket size: 1.310669</text:p>
      <text:p text:style-name="P1"/>
      <text:p text:style-name="P1">Frequency table:</text:p>
      <text:p text:style-name="P1">bucket size <text:tab/> frequency</text:p>
      <text:p text:style-name="P1">0 <text:tab/><text:tab/>55535<text:tab/><text:tab/></text:p>
      <text:p text:style-name="P1">1<text:tab/><text:tab/>7573</text:p>
      <text:p text:style-name="P1">2<text:tab/><text:tab/>1884</text:p>
      <text:p text:style-name="P1">3<text:tab/><text:tab/>432</text:p>
      <text:p text:style-name="P1">4<text:tab/><text:tab/>96</text:p>
      <text:p text:style-name="P1">5<text:tab/><text:tab/>10</text:p>
      <text:p text:style-name="P1">6<text:tab/><text:tab/>5</text:p>
      <text:p text:style-name="P1">7<text:tab/><text:tab/>1</text:p>
      <text:p text:style-name="P1"/>
      <text:p text:style-name="P1">0</text:p>
      <text:p text:style-name="P1">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*** <text:s/>+ 5</text:p>
      <text:p text:style-name="P1">1 |||||||||||||||||||||||||||||||||||||||||||||||||||||||||||||||||||||||||||******* + 3</text:p>
      <text:p text:style-name="P1">2 ||||||||||||||||||******** + 4</text:p>
      <text:p text:style-name="P1">3 ||||*** + 2</text:p>
      <text:p text:style-name="P1">4 ********* + 6</text:p>
      <text:p text:style-name="P1">5 * + 0</text:p>
      <text:p text:style-name="P1">6 5</text:p>
      <text:p text:style-name="P1">7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s Reid</meta:initial-creator>
    <meta:creation-date>2014-02-17T09:14:36.726130098</meta:creation-date>
    <dc:date>2014-02-17T09:23:02.106389080</dc:date>
    <dc:creator>Tres Reid</dc:creator>
    <meta:editing-duration>P0D</meta:editing-duration>
    <meta:editing-cycles>1</meta:editing-cycles>
    <meta:document-statistic meta:table-count="0" meta:image-count="0" meta:object-count="0" meta:page-count="1" meta:paragraph-count="22" meta:word-count="64" meta:character-count="1003" meta:non-whitespace-character-count="947"/>
    <meta:generator>LibreOffice/4.1.3.2$Linux_x86 LibreOffice_project/410m0$Build-2</meta:generator>
  </office:meta>
</office:document-meta>
</file>